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9000006DA74BD05BA.jpg" manifest:media-type="image/jpeg"/>
  <manifest:file-entry manifest:full-path="Pictures/10000000000004D9000006DAE5A989B1.jpg" manifest:media-type="image/jpeg"/>
  <manifest:file-entry manifest:full-path="Pictures/10000000000004D9000006DA979B2DAB.jpg" manifest:media-type="image/jpeg"/>
  <manifest:file-entry manifest:full-path="Pictures/10000000000004D9000006DAC6816D2A.jpg" manifest:media-type="image/jpeg"/>
  <manifest:file-entry manifest:full-path="Pictures/10000000000004D9000006DABA85BFFC.jpg" manifest:media-type="image/jpeg"/>
  <manifest:file-entry manifest:full-path="Pictures/10000000000004D9000006DA635ADE26.jpg" manifest:media-type="image/jpeg"/>
  <manifest:file-entry manifest:full-path="Pictures/10000000000004D9000006DA102C16F1.jpg" manifest:media-type="image/jpeg"/>
  <manifest:file-entry manifest:full-path="Pictures/10000000000004D9000006DA89AFF916.jpg" manifest:media-type="image/jpeg"/>
  <manifest:file-entry manifest:full-path="Pictures/10000000000004D9000006DA890D309F.jpg" manifest:media-type="image/jpeg"/>
  <manifest:file-entry manifest:full-path="Pictures/10000000000004D9000006DAF04BC478.jpg" manifest:media-type="image/jpeg"/>
  <manifest:file-entry manifest:full-path="Pictures/10000000000004D9000006DAA8E50FF8.jpg" manifest:media-type="image/jpeg"/>
  <manifest:file-entry manifest:full-path="Pictures/10000000000004D9000006DA43420E2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529cm" svg:y="0.321cm" svg:width="17cm" svg:height="24.028cm" draw:z-index="0"><draw:image xlink:href="Pictures/10000000000004D9000006DA74BD05BA.jpg" xlink:type="simple" xlink:show="embed" xlink:actuate="onLoad" draw:mime-type="image/jpeg"/></draw:frame></text:p>
      <text:p text:style-name="Standard"/>
      <text:p text:style-name="Standard"><text:soft-page-break/></text:p>
      <text:p text:style-name="Standard"/>
      <text:p text:style-name="Standard"><draw:frame draw:style-name="fr1" draw:name="Imagen2" text:anchor-type="char" svg:x="0.139cm" svg:y="0.249cm" svg:width="17cm" svg:height="24.028cm" draw:z-index="1"><draw:image xlink:href="Pictures/10000000000004D9000006DA979B2DAB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><draw:frame draw:style-name="fr2" draw:name="Imagen3" text:anchor-type="char" svg:width="17cm" svg:height="24.028cm" draw:z-index="2"><draw:image xlink:href="Pictures/10000000000004D9000006DAC6816D2A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><draw:frame draw:style-name="fr2" draw:name="Imagen4" text:anchor-type="char" svg:width="17cm" svg:height="24.028cm" draw:z-index="3"><draw:image xlink:href="Pictures/10000000000004D9000006DABA85BFFC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><draw:frame draw:style-name="fr3" draw:name="Imagen5" text:anchor-type="char" svg:width="17cm" svg:height="24.028cm" draw:z-index="4"><draw:image xlink:href="Pictures/10000000000004D9000006DA102C16F1.jpg" xlink:type="simple" xlink:show="embed" xlink:actuate="onLoad" draw:mime-type="image/jpeg"/></draw:frame></text:p>
      <text:p text:style-name="Standard"><text:soft-page-break/></text:p>
      <text:p text:style-name="Standard"/>
      <text:p text:style-name="Standard"><draw:frame draw:style-name="fr3" draw:name="Imagen6" text:anchor-type="char" svg:width="17cm" svg:height="24.028cm" draw:z-index="5"><draw:image xlink:href="Pictures/10000000000004D9000006DA635ADE26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><draw:frame draw:style-name="fr2" draw:name="Imagen7" text:anchor-type="char" svg:width="17cm" svg:height="24.028cm" draw:z-index="6"><draw:image xlink:href="Pictures/10000000000004D9000006DA89AFF916.jpg" xlink:type="simple" xlink:show="embed" xlink:actuate="onLoad" draw:mime-type="image/jpeg"/></draw:frame></text:p>
      <text:p text:style-name="Standard"><draw:frame draw:style-name="fr1" draw:name="Imagen8" text:anchor-type="char" svg:x="0.647cm" svg:y="0.048cm" svg:width="17cm" svg:height="24.028cm" draw:z-index="7"><draw:image xlink:href="Pictures/10000000000004D9000006DAE5A989B1.jpg" xlink:type="simple" xlink:show="embed" xlink:actuate="onLoad" draw:mime-type="image/jpeg"/></draw:frame><text:soft-page-break/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9" text:anchor-type="char" svg:width="17cm" svg:height="24.028cm" draw:z-index="8"><draw:image xlink:href="Pictures/10000000000004D9000006DA890D309F.jpg" xlink:type="simple" xlink:show="embed" xlink:actuate="onLoad" draw:mime-type="image/jpeg"/></draw:frame></text:p>
      <text:p text:style-name="Standard"><text:soft-page-break/></text:p>
      <text:p text:style-name="Standard"/>
      <text:p text:style-name="Standard"><draw:frame draw:style-name="fr2" draw:name="Imagen10" text:anchor-type="char" svg:width="17cm" svg:height="24.028cm" draw:z-index="9"><draw:image xlink:href="Pictures/10000000000004D9000006DAF04BC478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><draw:frame draw:style-name="fr2" draw:name="Imagen11" text:anchor-type="char" svg:width="17cm" svg:height="24.028cm" draw:z-index="10"><draw:image xlink:href="Pictures/10000000000004D9000006DAA8E50FF8.jpg" xlink:type="simple" xlink:show="embed" xlink:actuate="onLoad" draw:mime-type="image/jpeg"/></draw:frame></text:p>
      <text:p text:style-name="Standard"><draw:frame draw:style-name="fr1" draw:name="Imagen12" text:anchor-type="char" svg:x="0cm" svg:y="-0.773cm" svg:width="17cm" svg:height="24.028cm" draw:z-index="11"><draw:image xlink:href="Pictures/10000000000004D9000006DA43420E24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0:51:02.413000000</meta:creation-date>
    <dc:date>2024-11-20T20:53:56.088000000</dc:date>
    <meta:editing-duration>PT2M54S</meta:editing-duration>
    <meta:editing-cycles>1</meta:editing-cycles>
    <meta:document-statistic meta:table-count="0" meta:image-count="12" meta:object-count="0" meta:page-count="12" meta:paragraph-count="0" meta:word-count="0" meta:character-count="0" meta:non-whitespace-character-count="0"/>
    <meta:generator>LibreOffice/7.6.5.2$Windows_X86_64 LibreOffice_project/38d5f62f85355c192ef5f1dd47c5c0c0c6d6598b</meta:generator>
  </office:meta>
</office:document-meta>
</file>